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9.303cm" svg:height="19.938cm" svg:x="3.048cm" svg:y="2.54cm" svg:viewBox="0 0 19304 19939" draw:points="0,0 19304,0 19304,9652 5588,9652 5588,11430 19304,11430 19304,19939 0,19939 0,1905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508cm" svg:stroke-color="#000000" draw:marker-start-width="0.965cm" draw:marker-start-center="false" draw:marker-end-width="0.96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37.209770407</meta:creation-date>
    <dc:date>2019-02-26T23:52:14.676212255</dc:date>
    <meta:editing-duration>PT11M37S</meta:editing-duration>
    <meta:editing-cycles>3</meta:editing-cycles>
    <meta:generator>LibreOffice/6.0.7.3$Linux_X86_64 LibreOffice_project/00m0$Build-3</meta:generator>
    <meta:document-statistic meta:object-count="1"/>
  </office:meta>
</office:document-meta>
</file>